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FormatterElement.setFilters( String fil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FormatterElement.addParam( 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FormatterElement.addFilter( FilterElement f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FormatterElement.setType( TypeAttribut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ttribu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ttribut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setLocation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FormatterElement.createFormatt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sultFormatterElement.setOutput( OutputAttribut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FormatterElement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